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a función while((i=read(fd[0],&amp;c,1)) &gt; 0); </text:p>
      <text:p text:style-name="Standard">Sirve para sincronizar el pipe, es decir las cadenas que se ingresen en el comander process llegarán de manera sincronizada, primero el commander envia la instrucción, luego el pipe la recibe y el process manager process las procesa y una vez que termine de procesarlas, el process manager lee todos los caracteres para que el commander pueda nuevamente seguir enviando información por el pipe, la función lee la cantidad de caracteres que sean enviados por el comander, en este caso se leen las instrucciones Q , U, P <text:s/>y T y en caso lea una instrucción desconocida, esta línea de código también la leera del pipe para sincronizar el envío y recepción de datos de 2 procesos distinto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P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1T19:05:33.191247530</meta:creation-date>
    <dc:date>2023-05-11T19:06:00.551404406</dc:date>
    <meta:editing-duration>PT27S</meta:editing-duration>
    <meta:editing-cycles>1</meta:editing-cycles>
    <meta:document-statistic meta:table-count="0" meta:image-count="0" meta:object-count="0" meta:page-count="1" meta:paragraph-count="2" meta:word-count="123" meta:character-count="729" meta:non-whitespace-character-count="606"/>
    <meta:generator>LibreOffice/7.3.7.2$Linux_X86_64 LibreOffice_project/30$Build-2</meta:generator>
  </office:meta>
</office:document-meta>
</file>